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532637562663281" calcext:value-type="float">
            <text:p>0.532637562663281</text:p>
          </table:table-cell>
          <table:table-cell office:value-type="float" office:value="0.587883224716922" calcext:value-type="float">
            <text:p>0.587883224716922</text:p>
          </table:table-cell>
          <table:table-cell office:value-type="float" office:value="0.588556815090742" calcext:value-type="float">
            <text:p>0.588556815090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416030979509284" calcext:value-type="float">
            <text:p>0.416030979509284</text:p>
          </table:table-cell>
          <table:table-cell office:value-type="float" office:value="0.551619281087016" calcext:value-type="float">
            <text:p>0.551619281087016</text:p>
          </table:table-cell>
          <table:table-cell office:value-type="float" office:value="0.555770584836357" calcext:value-type="float">
            <text:p>0.555770584836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0.51319355536816" calcext:value-type="float">
            <text:p>0.51319355536816</text:p>
          </table:table-cell>
          <table:table-cell office:value-type="float" office:value="0.509141013737662" calcext:value-type="float">
            <text:p>0.509141013737662</text:p>
          </table:table-cell>
          <table:table-cell office:value-type="float" office:value="0.486977409386002" calcext:value-type="float">
            <text:p>0.486977409386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66312059243548" calcext:value-type="float">
            <text:p>0.466312059243548</text:p>
          </table:table-cell>
          <table:table-cell office:value-type="float" office:value="0.513142366046546" calcext:value-type="float">
            <text:p>0.513142366046546</text:p>
          </table:table-cell>
          <table:table-cell office:value-type="float" office:value="0.513520417688532" calcext:value-type="float">
            <text:p>0.513520417688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0.666425266866843" calcext:value-type="float">
            <text:p>0.666425266866843</text:p>
          </table:table-cell>
          <table:table-cell office:value-type="float" office:value="0.668581583587737" calcext:value-type="float">
            <text:p>0.668581583587737</text:p>
          </table:table-cell>
          <table:table-cell office:value-type="float" office:value="0.671858303073763" calcext:value-type="float">
            <text:p>0.671858303073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0.641251829344825" calcext:value-type="float">
            <text:p>0.641251829344825</text:p>
          </table:table-cell>
          <table:table-cell office:value-type="float" office:value="0.643556874907773" calcext:value-type="float">
            <text:p>0.643556874907773</text:p>
          </table:table-cell>
          <table:table-cell office:value-type="float" office:value="0.653860365518885" calcext:value-type="float">
            <text:p>0.653860365518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0.658104692317113" calcext:value-type="float">
            <text:p>0.658104692317113</text:p>
          </table:table-cell>
          <table:table-cell office:value-type="float" office:value="0.651231511520551" calcext:value-type="float">
            <text:p>0.651231511520551</text:p>
          </table:table-cell>
          <table:table-cell office:value-type="float" office:value="0.660176959922706" calcext:value-type="float">
            <text:p>0.660176959922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0.641969551567721" calcext:value-type="float">
            <text:p>0.641969551567721</text:p>
          </table:table-cell>
          <table:table-cell office:value-type="float" office:value="0.638395291841017" calcext:value-type="float">
            <text:p>0.638395291841017</text:p>
          </table:table-cell>
          <table:table-cell office:value-type="float" office:value="0.646427718151528" calcext:value-type="float">
            <text:p>0.64642771815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0.795664941206848" calcext:value-type="float">
            <text:p>0.795664941206848</text:p>
          </table:table-cell>
          <table:table-cell office:value-type="float" office:value="0.784724896566966" calcext:value-type="float">
            <text:p>0.784724896566966</text:p>
          </table:table-cell>
          <table:table-cell table:style-name="ce1" office:value-type="float" office:value="0.79580765325962" calcext:value-type="float">
            <text:p>0.79580765325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0.775949745750421" calcext:value-type="float">
            <text:p>0.775949745750421</text:p>
          </table:table-cell>
          <table:table-cell office:value-type="float" office:value="0.78336158104809" calcext:value-type="float">
            <text:p>0.78336158104809</text:p>
          </table:table-cell>
          <table:table-cell office:value-type="float" office:value="0.801765181595928" calcext:value-type="float">
            <text:p>0.801765181595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float" office:value="0.792933634659694" calcext:value-type="float">
            <text:p>0.792933634659694</text:p>
          </table:table-cell>
          <table:table-cell table:style-name="ce1" office:value-type="float" office:value="0.800480781533754" calcext:value-type="float">
            <text:p>0.800480781533754</text:p>
          </table:table-cell>
          <table:table-cell office:value-type="float" office:value="0.806512030261907" calcext:value-type="float">
            <text:p>0.8065120302619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0.795661971220219" calcext:value-type="float">
            <text:p>0.795661971220219</text:p>
          </table:table-cell>
          <table:table-cell office:value-type="float" office:value="0.775475825304448" calcext:value-type="float">
            <text:p>0.775475825304448</text:p>
          </table:table-cell>
          <table:table-cell office:value-type="float" office:value="0.791914420944608" calcext:value-type="float">
            <text:p>0.791914420944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style-name="ce1" office:value-type="float" office:value="0.805575534744654" calcext:value-type="float">
            <text:p>0.805575534744654</text:p>
          </table:table-cell>
          <table:table-cell table:style-name="ce1" office:value-type="float" office:value="0.799807947954513" calcext:value-type="float">
            <text:p>0.799807947954513</text:p>
          </table:table-cell>
          <table:table-cell office:value-type="float" office:value="0.808674018414714" calcext:value-type="float">
            <text:p>0.808674018414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float" office:value="0.792278197786403" calcext:value-type="float">
            <text:p>0.792278197786403</text:p>
          </table:table-cell>
          <table:table-cell office:value-type="float" office:value="0.795156881624675" calcext:value-type="float">
            <text:p>0.795156881624675</text:p>
          </table:table-cell>
          <table:table-cell office:value-type="float" office:value="0.813596278560242" calcext:value-type="float">
            <text:p>0.8135962785602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</text:p>
          </table:table-cell>
          <table:table-cell table:style-name="ce1" office:value-type="float" office:value="0.797438941310175" calcext:value-type="float">
            <text:p>0.797438941310175</text:p>
          </table:table-cell>
          <table:table-cell office:value-type="float" office:value="0.793164760647597" calcext:value-type="float">
            <text:p>0.793164760647597</text:p>
          </table:table-cell>
          <table:table-cell office:value-type="float" office:value="0.802966604173157" calcext:value-type="float">
            <text:p>0.802966604173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 office:value-type="float" office:value="0.792453962737477" calcext:value-type="float">
            <text:p>0.792453962737477</text:p>
          </table:table-cell>
          <table:table-cell office:value-type="float" office:value="0.778727235408147" calcext:value-type="float">
            <text:p>0.778727235408147</text:p>
          </table:table-cell>
          <table:table-cell office:value-type="float" office:value="0.777827771146112" calcext:value-type="float">
            <text:p>0.777827771146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6:26:59.616491979</dc:date>
    <meta:editing-duration>PT51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